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2-19T17:53:05.957000000</dc:date>
    <meta:editing-duration>PT3H16M48S</meta:editing-duration>
    <meta:editing-cycles>6</meta:editing-cycles>
    <meta:generator>LibreOffice/7.0.3.1$Windows_X86_64 LibreOffice_project/d7547858d014d4cf69878db179d326fc3483e082</meta:generator>
    <meta:document-statistic meta:table-count="0" meta:image-count="0" meta:object-count="0" meta:page-count="1" meta:paragraph-count="6" meta:word-count="188" meta:character-count="1157" meta:non-whitespace-character-count="975"/>
  </office:meta>
</office:document-meta>
</file>